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57b" officeooo:paragraph-rsid="0008557b"/>
    </style:style>
    <style:style style:name="P2" style:family="paragraph" style:parent-style-name="Standard">
      <style:text-properties officeooo:rsid="00086657" officeooo:paragraph-rsid="00086657"/>
    </style:style>
    <style:style style:name="P3" style:family="paragraph" style:parent-style-name="Standard">
      <style:text-properties officeooo:rsid="0008ce2e" officeooo:paragraph-rsid="0008ce2e"/>
    </style:style>
    <style:style style:name="P4" style:family="paragraph" style:parent-style-name="Standard">
      <style:text-properties officeooo:rsid="00086657" officeooo:paragraph-rsid="00086657"/>
    </style:style>
    <style:style style:name="T1" style:family="text">
      <style:text-properties officeooo:rsid="0008ce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SI PRACTICA 1</text:p>
      <text:p text:style-name="P1"/>
      <text:p text:style-name="P1">CUESTIONES </text:p>
      <text:p text:style-name="P1">1.- ¿Qué significado tienen los colores de los cables de una fuente de alimentación?</text:p>
      <text:p text:style-name="P1"/>
      <text:p text:style-name="P1">Negro: es el cable de tierra, es decir, GND o 0v.</text:p>
      <text:p text:style-name="P1">Rojo: corresponde al voltaje de +5v.</text:p>
      <text:p text:style-name="P1">Amarillo: es el otro cable de voltaje estándar como los dos anteriores, pero en este caso es de +12v.</text:p>
      <text:p text:style-name="P1">Amarillo con línea negra: el voltaje es como el amarillo, pero está presente en nuevas fuentes de alimentación para la alimentación del procesador en un conector de 4 pines separado.</text:p>
      <text:p text:style-name="P1">Naranja: también se trata de un cable de alimentación de voltaje estándar, en este caso +3.3v.</text:p>
      <text:p text:style-name="P1">Blanco: ya ha desaparecido de las fuentes de alimentación nuevas, por lo que será raro que lo encontremos. Correspondía a los -5v, y estaba limitado a 1A de intensidad.</text:p>
      <text:p text:style-name="P1">Azul: como el amarillo aporta -12v a un muy baja intensidad de corriente (limitado a 1A).</text:p>
      <text:p text:style-name="P1">Marrón: no se corresponde con un cable de alimentación como los primeros, pero sí sirve para regular la línea de 3.3v.</text:p>
      <text:p text:style-name="P1">Rosa: igual al anterior pero para los +5v.</text:p>
      <text:p text:style-name="P1">Verde: sirve para encender la fuente.</text:p>
      <text:p text:style-name="P1">Gris: otro cable de comprobación, en este caso es el famoso Power Good, una señal necesaria para comprobar que todo está OK en la PSU.</text:p>
      <text:p text:style-name="P1">Púrpura: por último, tenemos los +5v para el estado Standby.</text:p>
      <text:p text:style-name="P1"/>
      <text:p text:style-name="P1">2.- ¿Para qué sirve el disipador?</text:p>
      <text:p text:style-name="P1"/>
      <text:p text:style-name="P1">Ventilador para la refrigeracion de la placa base</text:p>
      <text:p text:style-name="P1"/>
      <text:p text:style-name="P1">3.- <text:s/>¿Cómo se identifica el PIN 1 en los cables PATA?</text:p>
      <text:p text:style-name="P1"/>
      <text:p text:style-name="P1">Colocando la muesca en la parte superior, el pin 1 se encuentra en la parte superior izquierda</text:p>
      <text:p text:style-name="P1"/>
      <text:p text:style-name="P1">4.- Una vez ensamblado el PC, en el arranque y en general, ¿Qué significa 1 ”beep” en el arranque y cual puede ser la causa? ¿Y 2 ”beeps”? ¿Y 5 ”beeps”?</text:p>
      <text:p text:style-name="P1"/>
      <text:p text:style-name="P1">1 beep en el arranque: La memoria RAM esta mal conectada o es defectuosa</text:p>
      <text:p text:style-name="P1">2 beeps: La misma causa que cuando solo hay 1 beep</text:p>
      <text:p text:style-name="P1">5 beeps: El procesador es defectuoso</text:p>
      <text:p text:style-name="P1"/>
      <text:p text:style-name="P2">5 .- <text:s/>¿Cuáles son los conectores SATA, Molex y Berg? ¿Cuántos pines tienen cada uno y qué dispositivos se suelen conectar a cada uno de ellos?</text:p>
      <text:p text:style-name="P2"/>
      <text:p text:style-name="P2">SATA: Conecta dispositivos de almacenamiento con la placa base para la transferencia de datos. 7 pines</text:p>
      <text:p text:style-name="P2"/>
      <text:p text:style-name="P2">Molex: <text:span text:style-name="T1">Utilizada para dispositivos que necesiten un amperaje que el proporcionado por el cable de datos. 4 pines</text:span></text:p>
      <text:p text:style-name="P2"/>
      <text:p text:style-name="P3">Berg: Abastecen de energia a dispositivos de disco flexible (disquete) y ventiladores. 4 pines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6:59:23.100811761</meta:creation-date>
    <dc:date>2019-09-23T16:02:30.707157839</dc:date>
    <meta:editing-duration>PT12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93" meta:character-count="2209" meta:non-whitespace-character-count="1840"/>
  </office:meta>
</office:document-meta>
</file>